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quetes" style:family="table">
      <style:table-properties style:width="6.925in" table:align="margins"/>
    </style:style>
    <style:style style:name="Paquetes.A" style:family="table-column">
      <style:table-column-properties style:column-width="3.4625in" style:rel-column-width="32767*"/>
    </style:style>
    <style:style style:name="Paquetes.B" style:family="table-column">
      <style:table-column-properties style:column-width="3.4625in" style:rel-column-width="32768*"/>
    </style:style>
    <style:style style:name="Paquete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quetes.B1" style:family="table-cell">
      <style:table-cell-properties fo:padding="0.0382in" fo:border="0.05pt solid #000000"/>
    </style:style>
    <style:style style:name="Paquetes.A2" style:family="table-cell">
      <style:table-cell-properties fo:padding="0.0382in" fo:border-left="0.05pt solid #000000" fo:border-right="none" fo:border-top="none" fo:border-bottom="0.05pt solid #000000"/>
    </style:style>
    <style:style style:name="Paquet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8b15" officeooo:paragraph-rsid="00188b15"/>
    </style:style>
    <style:style style:name="P2" style:family="paragraph" style:parent-style-name="Standard">
      <style:text-properties officeooo:paragraph-rsid="00188b15"/>
    </style:style>
    <style:style style:name="P3" style:family="paragraph" style:parent-style-name="Table_20_Contents">
      <style:text-properties officeooo:rsid="001db6dd" officeooo:paragraph-rsid="001db6dd"/>
    </style:style>
    <style:style style:name="P4" style:family="paragraph" style:parent-style-name="Standard">
      <style:text-properties officeooo:rsid="001f956c" officeooo:paragraph-rsid="001f956c"/>
    </style:style>
    <style:style style:name="P5" style:family="paragraph" style:parent-style-name="Standard">
      <style:text-properties officeooo:rsid="001f956c" officeooo:paragraph-rsid="001fc12f"/>
    </style:style>
    <style:style style:name="P6" style:family="paragraph" style:parent-style-name="Standard">
      <style:text-properties fo:font-weight="bold" officeooo:rsid="001f956c" officeooo:paragraph-rsid="001fc12f" style:font-weight-asian="bold" style:font-weight-complex="bold"/>
    </style:style>
    <style:style style:name="P7" style:family="paragraph" style:parent-style-name="Standard">
      <style:text-properties fo:font-weight="bold" officeooo:rsid="001fc12f" officeooo:paragraph-rsid="001fc12f" style:font-weight-asian="bold" style:font-weight-complex="bold"/>
    </style:style>
    <style:style style:name="P8" style:family="paragraph" style:parent-style-name="Standard">
      <style:text-properties fo:color="#808080" style:font-name="Liberation Sans" fo:font-size="14pt" fo:font-weight="bold" officeooo:rsid="001f956c" officeooo:paragraph-rsid="001f956c" style:font-name-asian="Droid Sans Fallback" style:font-size-asian="14pt" style:font-weight-asian="bold" style:font-name-complex="FreeSans" style:font-size-complex="14pt" style:font-weight-complex="bold"/>
    </style:style>
    <style:style style:name="P9" style:family="paragraph" style:parent-style-name="Standard">
      <style:text-properties fo:color="#808080" style:font-name="Liberation Sans" fo:font-size="14pt" fo:font-weight="bold" officeooo:rsid="001f956c" officeooo:paragraph-rsid="001fc12f" style:font-name-asian="Droid Sans Fallback" style:font-size-asian="14pt" style:font-weight-asian="bold" style:font-name-complex="FreeSans" style:font-size-complex="14pt" style:font-weight-complex="bold"/>
    </style:style>
    <style:style style:name="P10" style:family="paragraph" style:parent-style-name="Standard">
      <style:text-properties officeooo:rsid="001f956c" officeooo:paragraph-rsid="001f956c" fo:background-color="#ffff00"/>
    </style:style>
    <style:style style:name="P11" style:family="paragraph" style:parent-style-name="Standard">
      <style:text-properties officeooo:rsid="001f956c" officeooo:paragraph-rsid="001fc12f" fo:background-color="#ffff00"/>
    </style:style>
    <style:style style:name="P12" style:family="paragraph" style:parent-style-name="Standard">
      <style:text-properties officeooo:rsid="001f956c" officeooo:paragraph-rsid="001f956c" fo:background-color="#eeeeee"/>
    </style:style>
    <style:style style:name="P13" style:family="paragraph" style:parent-style-name="Header">
      <style:text-properties officeooo:paragraph-rsid="001f956c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1f9561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rsid="001f9561" officeooo:paragraph-rsid="001f9561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rsid="001f956c" officeooo:paragraph-rsid="001f956c"/>
    </style:style>
    <style:style style:name="P17" style:family="paragraph" style:parent-style-name="Table_20_Contents">
      <style:text-properties officeooo:rsid="001f9561" officeooo:paragraph-rsid="001f9561"/>
    </style:style>
    <style:style style:name="T1" style:family="text">
      <style:text-properties officeooo:rsid="0016b2a8"/>
    </style:style>
    <style:style style:name="T2" style:family="text">
      <style:text-properties officeooo:rsid="00188b15"/>
    </style:style>
    <style:style style:name="T3" style:family="text">
      <style:text-properties officeooo:rsid="00190014"/>
    </style:style>
    <style:style style:name="T4" style:family="text">
      <style:text-properties officeooo:rsid="001db6dd"/>
    </style:style>
    <style:style style:name="T5" style:family="text">
      <style:text-properties officeooo:rsid="001f956c"/>
    </style:style>
    <style:style style:name="T6" style:family="text">
      <style:text-properties officeooo:rsid="001fc12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b6dd" style:font-weight-asian="normal" style:font-weight-complex="normal"/>
    </style:style>
    <style:style style:name="T9" style:family="text">
      <style:text-properties fo:font-weight="normal" officeooo:rsid="0020cddb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b6dd" style:font-weight-asian="bold" style:font-weight-complex="bold"/>
    </style:style>
    <style:style style:name="T12" style:family="text">
      <style:text-properties fo:font-weight="bold" officeooo:rsid="0020cddb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eeeeee" loext:char-shading-value="0"/>
    </style:style>
    <style:style style:name="T15" style:family="text">
      <style:text-properties fo:background-color="#579d1c" loext:char-shading-value="0"/>
    </style:style>
    <style:style style:name="T16" style:family="text">
      <style:text-properties fo:color="#ffffff" fo:background-color="#579d1c" loext:char-shading-value="0"/>
    </style:style>
    <style:style style:name="T17" style:family="text">
      <style:text-properties fo:color="#ffffff" fo:font-weight="normal" fo:background-color="#579d1c" loext:char-shading-value="0" style:font-weight-asian="normal" style:font-weight-complex="normal"/>
    </style:style>
    <style:style style:name="T18" style:family="text">
      <style:text-properties fo:color="#ffffff" fo:font-weight="normal" officeooo:rsid="001f956c" fo:background-color="#579d1c" loext:char-shading-value="0" style:font-weight-asian="normal" style:font-weight-complex="normal"/>
    </style:style>
    <style:style style:name="T19" style:family="text">
      <style:text-properties fo:color="#ffffff" fo:font-weight="normal" officeooo:rsid="0020cddb" fo:background-color="#579d1c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cion:</text:p>
      <text:p text:style-name="P1">Este es un documento para hacer un servidor de tor. Ademas se hara para windows y linux.</text:p>
      <text:p text:style-name="P1">A lo largo del documento se hara un diferencia al systema operativo. </text:p>
      <text:p text:style-name="P1">En linux estara basada en distribuiciones estara </text:p>
      <text:p text:style-name="P1">Index:</text:p>
      <text:p text:style-name="P1">Linux:</text:p>
      <text:p text:style-name="P1"><text:tab/>Instalacion de tor<text:tab/><text:tab/><text:a xlink:type="simple" xlink:href="#Intalacion en linux">Tema1</text:a></text:p>
      <text:p text:style-name="P1"><text:tab/>Configuracion de tor<text:tab/><text:tab/><text:a xlink:type="simple" xlink:href="#Configurar tor">Tema2</text:a></text:p>
      <text:p text:style-name="P1"><text:tab/>Saber la direccion onion<text:tab/><text:a xlink:type="simple" xlink:href="#Saber la ip">Tema3</text:a></text:p>
      <text:p text:style-name="P1">Windows</text:p>
      <text:p text:style-name="P1"><text:tab/>Instalacion de tor<text:tab/><text:tab/>Tema4</text:p>
      <text:p text:style-name="P1"><text:tab/>Configuracion de tor<text:tab/><text:tab/>Tema5</text:p>
      <text:p text:style-name="P1"><text:tab/>Saber la direccion onion<text:tab/>Tema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3" text:outline-level="3"><text:bookmark-start text:name="Intalacion en linux"/>Tema1:<text:bookmark-end text:name="Intalacion en linux"/></text:h>
      <text:p text:style-name="P1"><text:tab/><text:span text:style-name="T13">Intalacion de tor en linux:</text:span></text:p>
      <text:p text:style-name="P1"><text:tab/><text:tab/>Para la instalcion de linux aremos.</text:p>
      <text:p text:style-name="P1"><text:tab/><text:tab/><text:span text:style-name="T10">apt-get install tor</text:span></text:p>
      <text:p text:style-name="P1"><text:tab/><text:tab/>Si no tenemos el paquete en los repositorios tendremos que tener el deb para ello iremos a esta direccion i descargaremos el paquete.</text:p>
      <text:p text:style-name="P1"><text:tab/><text:tab/><text:span text:style-name="T3">Para ello primero tenemos que saber <text:s/>el tipo de systema operativo que tenemos:</text:span></text:p>
      <text:p text:style-name="P1"><text:tab/><text:tab/><text:tab/><text:span text:style-name="T3">Tendremos que ejecutar:</text:span></text:p>
      <text:p text:style-name="P2"><text:span text:style-name="T2"><text:tab/><text:tab/><text:tab/><text:tab/></text:span><text:span text:style-name="Strong_20_Emphasis"><text:span text:style-name="T4">uname -m </text:span></text:span></text:p>
      <text:p text:style-name="P2"><text:span text:style-name="Strong_20_Emphasis"><text:tab/><text:tab/></text:span><text:span text:style-name="Strong_20_Emphasis"><text:span text:style-name="T8">Lo que te saldra el tipo de distribucion que tienes.</text:span></text:span></text:p>
      <text:p text:style-name="P2"><text:span text:style-name="Strong_20_Emphasis"><text:span text:style-name="T7"><text:tab/><text:tab/></text:span></text:span><text:span text:style-name="Strong_20_Emphasis"><text:span text:style-name="T8">Busca un paquete que concieda con esta tabla:</text:span></text:span></text:p>
      <text:p text:style-name="P2"><text:span text:style-name="Strong_20_Emphasis"><text:tab/><text:tab/></text:span></text:p>
      <table:table table:name="Paquetes" table:style-name="Paquetes">
        <table:table-column table:style-name="Paquetes.A"/>
        <table:table-column table:style-name="Paquetes.B"/>
        <table:table-row>
          <table:table-cell table:style-name="Paquetes.A1" office:value-type="string">
            <text:p text:style-name="P3">Paquete</text:p>
          </table:table-cell>
          <table:table-cell table:style-name="Paquetes.B1" office:value-type="string">
            <text:p text:style-name="P3">Uname -m</text:p>
          </table:table-cell>
        </table:table-row>
        <table:table-row>
          <table:table-cell table:style-name="Paquetes.A2" office:value-type="string">
            <text:p text:style-name="P14"><text:a xlink:type="simple" xlink:href="http://deb.torproject.org/torproject.org/pool/main/t/tor/tor-geoipdb_0.2.4.27-dev-20160309T154153Z-1~d80.jessie+1_all.deb">Aqui.</text:a></text:p>
          </table:table-cell>
          <table:table-cell table:style-name="Paquetes.B2" office:value-type="string">
            <text:p text:style-name="P17">arm</text:p>
          </table:table-cell>
        </table:table-row>
        <table:table-row>
          <table:table-cell table:style-name="Paquetes.A2" office:value-type="string">
            <text:p text:style-name="P15"><text:a xlink:type="simple" xlink:href="http://deb.torproject.org/torproject.org/pool/main/t/tor/tor-dbg_0.2.4.27-dev-20160309T154153Z-1~d80.jessie+1_amd64.deb">Aqui</text:a></text:p>
          </table:table-cell>
          <table:table-cell table:style-name="Paquetes.B2" office:value-type="string">
            <text:p text:style-name="P17">X86_64</text:p>
          </table:table-cell>
        </table:table-row>
        <table:table-row>
          <table:table-cell table:style-name="Paquetes.A2" office:value-type="string">
            <text:p text:style-name="P16"><text:a xlink:type="simple" xlink:href="http://deb.torproject.org/torproject.org/pool/main/t/tor/tor-dbg_0.2.4.27-dev-20160309T154153Z-1~d80.jessie+1_i386.deb">Aqui</text:a></text:p>
          </table:table-cell>
          <table:table-cell table:style-name="Paquetes.B2" office:value-type="string">
            <text:p text:style-name="P17">32</text:p>
          </table:table-cell>
        </table:table-row>
      </table:table>
      <text:p text:style-name="P2"><text:span text:style-name="Strong_20_Emphasis"/></text:p>
      <text:p text:style-name="P1"><text:tab/><text:tab/><text:span text:style-name="T4">I lo instalamos con:</text:span></text:p>
      <text:p text:style-name="P1"><text:tab/><text:tab/><text:tab/><text:span text:style-name="T11">dpkg -i “paquete.deb”//</text:span><text:span text:style-name="T18">paquete.deb es el nombre del paquete a descargar.</text:span></text:p>
      <text:p text:style-name="P8"><text:bookmark-start text:name="Configurar tor"/>Tema2:<text:bookmark-end text:name="Configurar tor"/></text:p>
      <text:p text:style-name="P10">Configurar tor</text:p>
      <text:p text:style-name="P4"/>
      <text:p text:style-name="P4">Conceptos:</text:p>
      <text:p text:style-name="P4">Configurar el fichero “/etc/tor/torrc”</text:p>
      <text:p text:style-name="P4">Reiniciar tor.</text:p>
      <text:p text:style-name="P4"/>
      <text:p text:style-name="P4">Requisitos.</text:p>
      <text:p text:style-name="P4">Saber logearonos como root.</text:p>
      <text:p text:style-name="P4">I tener un editor de textos en terminal.</text:p>
      <text:p text:style-name="P4"/>
      <text:p text:style-name="P4">Passos:</text:p>
      <text:p text:style-name="P4"/>
      <text:p text:style-name="P4">Primero vas a la terminal.</text:p>
      <text:p text:style-name="P4">Luego andas en la terminal.</text:p>
      <text:p text:style-name="P4"/>
      <text:p text:style-name="P4"><text:tab/><text:span text:style-name="T10">nano /etc/tor/torrc</text:span></text:p>
      <text:p text:style-name="P4"><text:tab/><text:span text:style-name="T16">Nota: si no tienes nano puede ser otro editor de textos.</text:span></text:p>
      <text:p text:style-name="P4"/>
      <text:p text:style-name="P4"/>
      <text:p text:style-name="P4"/>
      <text:p text:style-name="P4"><text:soft-page-break/></text:p>
      <text:p text:style-name="P4"/>
      <text:p text:style-name="P4">Una vez dentro tenemos que canviar la lineas estas:</text:p>
      <text:p text:style-name="P4"><text:tab/><text:span text:style-name="T14">#HiddenServiceDir /var/lib/tor/hidden_service/</text:span></text:p>
      <text:p text:style-name="P12"><text:tab/>#HiddenServicePort 80 127.0.0.1:80</text:p>
      <text:p text:style-name="P4">Por estas:</text:p>
      <text:p text:style-name="P4"><text:tab/><text:span text:style-name="T14">HiddenServiceDir /var/lib/tor/hidden_service/</text:span></text:p>
      <text:p text:style-name="P12"><text:tab/>HiddenServicePort 80 127.0.0.1:80</text:p>
      <text:p text:style-name="P4">Nota: Esta la linea quiere decir.</text:p>
      <text:p text:style-name="P4"><text:tab/>HiddenServiceDir /var/lib/tor/hidden_service/ //<text:span text:style-name="T17">este es el directorio donde sale la url de</text:span><text:span text:style-name="T19">l servicio</text:span></text:p>
      <text:p text:style-name="P5"><text:tab/>HiddenServicePort 80 127.0.0.1:<text:span text:style-name="T6">22</text:span> //<text:span text:style-name="T17"> Este el 80 es el puerto de salida I el 22 es el de entrada.</text:span></text:p>
      <text:p text:style-name="P5"/>
      <text:p text:style-name="P9"><text:bookmark-start text:name="Saber la ip"/>Tema 3. <text:bookmark-end text:name="Saber la ip"/></text:p>
      <text:p text:style-name="P11"><text:span text:style-name="T6">Para saber el nombre ejecutaremos esto en la terminal.</text:span></text:p>
      <text:p text:style-name="P5"/>
      <text:p text:style-name="P6"><text:span text:style-name="T6">sudo service tor restart</text:span></text:p>
      <text:p text:style-name="P7">sudo cat <text:span text:style-name="T5">/var/lib/tor/hidden_service/</text:span></text:p>
      <text:p text:style-name="P7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956c"/>
    </style:style>
    <style:style style:name="MT1" style:family="text">
      <style:text-properties officeooo:rsid="0016b2a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Como hacer un nodo tor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0:53:55.962819903</meta:creation-date>
    <dc:date>2017-04-18T19:32:18.313236575</dc:date>
    <meta:editing-duration>PT15M1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3" meta:paragraph-count="61" meta:word-count="292" meta:character-count="1898" meta:non-whitespace-character-count="1608"/>
  </office:meta>
</office:document-meta>
</file>